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dale Mono" svg:font-family="'Andale Mono', 'Courier New', Courier, monospace"/>
    <style:font-face style:name="Arial" svg:font-family="Arial, Helvetica, sans-serif"/>
    <style:font-face style:name="Consolas" svg:font-family="Consolas, 'Bitstream Vera Sans Mono', 'Courier New', Courier, monospace"/>
    <style:font-face style:name="Lohit Devanagari1" svg:font-family="'Lohit Devanagari'"/>
    <style:font-face style:name="Open Sans" svg:font-family="'Open Sans', Helvetica, Arial, Verdana, sans-serif"/>
    <style:font-face style:name="Times New Roman" svg:font-family="'Times New Roman', Times, serif"/>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7cm" style:rel-column-width="65535*"/>
    </style:style>
    <style:style style:name="Table2" style:family="table">
      <style:table-properties style:width="13.811cm" table:align="left"/>
    </style:style>
    <style:style style:name="Table2.A" style:family="table-column">
      <style:table-column-properties style:column-width="2.937cm"/>
    </style:style>
    <style:style style:name="Table2.B" style:family="table-column">
      <style:table-column-properties style:column-width="10.874cm"/>
    </style:style>
    <style:style style:name="Table2.A1" style:family="table-cell">
      <style:table-cell-properties fo:padding="0.132cm" fo:border="none"/>
    </style:style>
    <style:style style:name="Table3" style:family="table">
      <style:table-properties style:width="17cm" style:rel-width="100%" table:align="left"/>
    </style:style>
    <style:style style:name="Table3.A" style:family="table-column">
      <style:table-column-properties style:column-width="17cm" style:rel-column-width="65535*"/>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fo:text-align="start" style:justify-single-word="false"/>
      <style:text-properties fo:color="#333333" style:font-name="Verdana" fo:font-size="12pt" style:font-size-asian="12pt" style:font-size-complex="12pt"/>
    </style:style>
    <style:style style:name="P3" style:family="paragraph" style:parent-style-name="Table_20_Contents">
      <style:paragraph-properties fo:margin-top="0cm" fo:margin-bottom="0.499cm" loext:contextual-spacing="false" fo:text-align="start" style:justify-single-word="false"/>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paragraph-rsid="001997d0"/>
    </style:style>
    <style:style style:name="P6" style:family="paragraph" style:parent-style-name="Standard">
      <style:paragraph-properties fo:margin-left="0cm" fo:margin-right="0cm" fo:orphans="2" fo:widows="2" fo:text-indent="0cm" style:auto-text-indent="false"/>
      <style:text-properties fo:font-size="12pt" officeooo:paragraph-rsid="0016103c" style:font-size-asian="12pt" style:font-size-complex="12pt"/>
    </style:style>
    <style:style style:name="P7" style:family="paragraph" style:parent-style-name="Standard">
      <style:paragraph-properties fo:margin-left="0cm" fo:margin-right="0cm" fo:orphans="2" fo:widows="2" fo:text-indent="0cm" style:auto-text-indent="false"/>
      <style:text-properties fo:font-variant="normal" fo:text-transform="none" fo:color="#790029" style:font-name="Andale Mono" fo:font-size="12pt" fo:letter-spacing="normal" fo:font-style="normal" fo:font-weight="normal" officeooo:paragraph-rsid="0016103c" style:font-size-asian="12pt" style:font-size-complex="12pt"/>
    </style:style>
    <style:style style:name="P8" style:family="paragraph" style:parent-style-name="Text_20_body">
      <style:paragraph-properties fo:margin-left="0cm" fo:margin-right="0cm" fo:orphans="2" fo:widows="2" fo:text-indent="0cm" style:auto-text-indent="false"/>
      <style:text-properties fo:font-variant="normal" fo:text-transform="none" fo:color="#333333" style:font-name="Verdana" fo:font-size="12pt" fo:letter-spacing="normal" fo:font-style="normal" fo:font-weight="normal" style:font-size-asian="12pt" style:font-size-complex="12pt"/>
    </style:style>
    <style:style style:name="P9" style:family="paragraph" style:parent-style-name="Text_20_body">
      <style:paragraph-properties fo:margin-left="0cm" fo:margin-right="0cm" fo:orphans="2" fo:widows="2" fo:text-indent="0cm" style:auto-text-indent="false"/>
      <style:text-properties fo:font-variant="normal" fo:text-transform="none" fo:color="#333333" style:font-name="Verdana" fo:font-size="12pt" fo:letter-spacing="normal" fo:font-style="normal" fo:font-weight="normal" officeooo:paragraph-rsid="0016103c" style:font-size-asian="12pt" style:font-size-complex="12pt"/>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officeooo:paragraph-rsid="0016103c"/>
    </style:style>
    <style:style style:name="P12" style:family="paragraph" style:parent-style-name="Text_20_body">
      <style:paragraph-properties fo:margin-left="0cm" fo:margin-right="0cm" fo:orphans="2" fo:widows="2" fo:text-indent="0cm" style:auto-text-indent="false"/>
      <style:text-properties officeooo:paragraph-rsid="00189849"/>
    </style:style>
    <style:style style:name="P13" style:family="paragraph" style:parent-style-name="Text_20_body">
      <style:paragraph-properties fo:margin-left="0cm" fo:margin-right="0cm" fo:orphans="2" fo:widows="2" fo:text-indent="0cm" style:auto-text-indent="false"/>
      <style:text-properties officeooo:paragraph-rsid="001a4533"/>
    </style:style>
    <style:style style:name="P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5"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fo:background-color="#ffffff" loext:padding="0cm" loext:border="none"/>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paragraph-rsid="001997d0"/>
    </style:style>
    <style:style style:name="P18" style:family="paragraph" style:parent-style-name="Heading_20_3">
      <style:text-properties fo:color="#333333" style:font-name="Arial" fo:font-size="18pt" fo:font-weight="bold"/>
    </style:style>
    <style:style style:name="P19" style:family="paragraph" style:parent-style-name="Text_20_body" style:list-style-name="L2">
      <style:paragraph-properties fo:orphans="2" fo:widows="2"/>
    </style:style>
    <style:style style:name="P20" style:family="paragraph" style:parent-style-name="Text_20_body">
      <style:text-properties fo:font-variant="normal" fo:text-transform="none" fo:color="#000000" style:font-name="Open Sans" fo:font-size="11pt" fo:letter-spacing="normal" fo:font-style="normal" fo:font-weight="normal" officeooo:paragraph-rsid="001997d0" style:font-size-asian="11pt" style:font-size-complex="11pt"/>
    </style:style>
    <style:style style:name="P21" style:family="paragraph" style:parent-style-name="Table_20_Contents" style:list-style-name="L1">
      <style:paragraph-properties fo:margin-top="0cm" fo:margin-bottom="0.499cm" loext:contextual-spacing="false"/>
      <style:text-properties fo:color="#333333" style:font-name="Verdana" fo:font-size="12pt" style:font-size-asian="12pt" style:font-size-complex="12pt"/>
    </style:style>
    <style:style style:name="T1" style:family="text">
      <style:text-properties fo:color="#333333" style:font-name="Arial" fo:font-size="15pt" fo:font-weight="bold" style:font-size-asian="15pt" style:font-size-complex="15pt"/>
    </style:style>
    <style:style style:name="T2" style:family="text">
      <style:text-properties fo:color="#333333" style:font-name="Verdana" fo:font-size="12pt" style:font-size-asian="12pt" style:font-size-complex="12pt"/>
    </style:style>
    <style:style style:name="T3" style:family="text">
      <style:text-properties fo:color="#333333" style:font-name="Verdana" fo:font-size="12pt" fo:font-style="italic" style:font-size-asian="12pt" style:font-size-complex="12pt"/>
    </style:style>
    <style:style style:name="T4" style:family="text">
      <style:text-properties fo:color="#790029" style:font-name="Andale Mono" fo:font-size="12pt" style:font-size-asian="12pt" style:font-size-complex="12pt"/>
    </style:style>
    <style:style style:name="T5" style:family="text">
      <style:text-properties fo:color="#790029" style:font-name="Andale Mono" fo:font-size="15pt" fo:font-weight="bold" style:font-size-asian="15pt" style:font-size-complex="15pt"/>
    </style:style>
    <style:style style:name="T6" style:family="text">
      <style:text-properties fo:color="#790029" style:font-name="Times New Roman" fo:letter-spacing="normal" fo:font-style="italic" fo:font-weight="normal"/>
    </style:style>
    <style:style style:name="T7" style:family="text">
      <style:text-properties fo:color="#3366cc" style:font-name="Verdana" fo:font-size="12pt" style:font-size-asian="12pt" style:font-size-complex="12pt"/>
    </style:style>
    <style:style style:name="T8" style:family="text">
      <style:text-properties fo:font-variant="normal" fo:text-transform="none" fo:color="#790029" style:font-name="Andale Mono" fo:letter-spacing="normal" fo:font-style="normal" fo:font-weight="normal"/>
    </style:style>
    <style:style style:name="T9" style:family="text">
      <style:text-properties fo:font-variant="normal" fo:text-transform="none" fo:color="#790029" style:font-name="Andale Mono" fo:font-size="12pt" fo:letter-spacing="normal" fo:font-style="normal" fo:font-weight="normal" style:font-size-asian="12pt" style:font-size-complex="12pt"/>
    </style:style>
    <style:style style:name="T10" style:family="text">
      <style:text-properties fo:font-variant="normal" fo:text-transform="none" fo:color="#333333" style:font-name="Verdana" fo:font-size="12pt" fo:letter-spacing="normal" fo:font-style="normal" fo:font-weight="normal" style:font-size-asian="12pt" style:font-size-complex="12pt"/>
    </style:style>
    <style:style style:name="T11" style:family="text">
      <style:text-properties fo:font-variant="normal" fo:text-transform="none" fo:color="#333333" style:font-name="Verdana" fo:font-size="12pt" fo:letter-spacing="normal" fo:font-style="italic" fo:font-weight="normal" style:font-size-asian="12pt" style:font-size-complex="12pt"/>
    </style:style>
    <style:style style:name="T12" style:family="text">
      <style:text-properties fo:font-variant="normal" fo:text-transform="none" fo:color="#3366cc" style:font-name="Verdana" fo:font-size="12pt" fo:letter-spacing="normal" fo:font-style="normal" fo:font-weight="normal" style:font-size-asian="12pt" style:font-size-complex="12pt"/>
    </style:style>
    <style:style style:name="T13" style:family="text">
      <style:text-properties fo:font-variant="normal" fo:text-transform="none" fo:color="#000000" style:font-name="Open Sans" fo:font-size="11pt" fo:letter-spacing="normal" fo:font-style="normal" fo:font-weight="normal" style:font-size-asian="11pt" style:font-size-complex="11pt"/>
    </style:style>
    <style:style style:name="T14" style:family="text">
      <style:text-properties fo:font-variant="normal" fo:text-transform="none" fo:color="#000000" style:font-name="Open Sans" fo:font-size="11.25pt" fo:letter-spacing="normal" fo:font-style="normal" fo:font-weight="normal" style:font-size-asian="11pt" style:font-size-complex="11pt"/>
    </style:style>
    <style:style style:name="T15" style:family="text">
      <style:text-properties fo:font-variant="normal" fo:text-transform="none" fo:color="#000000" style:font-name="Consolas" fo:font-size="9.75pt" fo:letter-spacing="normal" fo:font-style="normal" fo:font-weight="normal" fo:background-color="#ffffff" loext:char-shading-value="0" loext:padding="0cm" loext:border="none"/>
    </style:style>
    <style:style style:name="T16" style:family="text">
      <style:text-properties fo:font-variant="normal" fo:text-transform="none" fo:color="#000000" fo:letter-spacing="normal" fo:background-color="#ffffff" loext:char-shading-value="0" loext:padding="0cm" loext:border="none"/>
    </style:style>
    <style:style style:name="T17" style:family="text">
      <style:text-properties fo:font-variant="normal" fo:text-transform="none" fo:color="#000000" style:text-line-through-style="none" style:text-line-through-type="none" style:font-name="Open Sans" fo:font-size="11pt" fo:letter-spacing="normal" fo:font-style="normal" style:text-underline-style="none" fo:font-weight="normal" style:text-blinking="false" style:font-size-asian="11pt" style:font-size-complex="11pt" loext:padding="0cm" loext:border="none"/>
    </style:style>
    <style:style style:name="T18" style:family="text">
      <style:text-properties fo:font-variant="normal" fo:text-transform="none" fo:color="#808080" style:font-name="Consolas" fo:font-size="9.75pt" fo:letter-spacing="normal" fo:font-style="normal" fo:font-weight="normal" fo:background-color="#ffffff" loext:char-shading-value="0" style:font-size-asian="11pt" style:font-size-complex="11pt" loext:padding="0cm" loext:border="none"/>
    </style:style>
    <style:style style:name="T19" style:family="text">
      <style:text-properties fo:font-variant="normal" fo:text-transform="none" fo:color="#808080" style:font-name="Consolas" fo:font-size="9.75pt" fo:letter-spacing="normal" fo:font-style="normal" fo:font-weight="normal" fo:background-color="#ffffff" loext:char-shading-value="0" loext:padding="0cm" loext:border="none"/>
    </style:style>
    <style:style style:name="T20" style:family="text">
      <style:text-properties fo:font-variant="normal" fo:text-transform="none" fo:color="#808080" style:font-name="Consolas" fo:font-size="9.75pt" fo:letter-spacing="normal" fo:font-style="normal" fo:font-weight="bold" fo:background-color="#ffffff" loext:char-shading-value="0" loext:padding="0cm" loext:border="none"/>
    </style:style>
    <style:style style:name="T21" style:family="text">
      <style:text-properties fo:font-variant="normal" fo:text-transform="none" fo:color="#008200" style:font-name="Consolas" fo:font-size="9.75pt" fo:letter-spacing="normal" fo:font-style="normal" fo:font-weight="normal" fo:background-color="#ffffff" loext:char-shading-value="0" loext:padding="0cm" loext:border="none"/>
    </style:style>
    <style:style style:name="T22" style:family="text">
      <style:text-properties fo:font-variant="normal" fo:text-transform="none" fo:color="#006699" style:font-name="Consolas" fo:font-size="9.75pt" fo:letter-spacing="normal" fo:font-style="normal" fo:font-weight="bold" fo:background-color="#ffffff" loext:char-shading-value="0" loext:padding="0cm" loext:border="none"/>
    </style:style>
    <style:style style:name="T23" style:family="text">
      <style:text-properties fo:font-variant="normal" fo:text-transform="none" fo:color="#ff1493" style:font-name="Consolas" fo:font-size="9.75pt" fo:letter-spacing="normal" fo:font-style="normal" fo:font-weight="bold" fo:background-color="#ffffff" loext:char-shading-value="0" loext:padding="0cm" loext:border="none"/>
    </style:style>
    <style:style style:name="T24"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style:font-size-asian="11pt" style:font-size-complex="11pt" loext:padding="0cm" loext:border="none"/>
    </style:style>
    <style:style style:name="T25" style:family="text">
      <style:text-properties fo:font-style="italic"/>
    </style:style>
    <style:style style:name="T26" style:family="text">
      <style:text-properties style:font-size-asian="12pt" style:font-size-complex="12pt"/>
    </style:style>
    <style:style style:name="T27" style:family="text">
      <style:text-properties fo:color="#ce181e" fo:font-size="15pt" style:text-underline-style="solid" style:text-underline-width="auto" style:text-underline-color="font-color" officeooo:rsid="001997d0"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able:table table:name="Table1" table:style-name="Table1">
        <table:table-column table:style-name="Table1.A"/>
        <table:table-row>
          <table:table-cell office:value-type="string">
            <text:h text:style-name="Heading_20_3" text:outline-level="3"><text:bookmark text:name="ch08lev1sec6"/><text:span text:style-name="T1">8.6. </text:span><text:span text:style-name="Teletype"><text:span text:style-name="T5">wait </text:span></text:span><text:span text:style-name="T1">and </text:span><text:span text:style-name="Teletype"><text:span text:style-name="T5">waitpid </text:span></text:span><text:span text:style-name="T1">Functions</text:span></text:h>
            <text:p text:style-name="P1"><text:span text:style-name="T2">When a process terminates, either normally or abnormally, the kernel notifies the parent by sending the </text:span><text:span text:style-name="Teletype"><text:span text:style-name="T4">SIGCHLD </text:span></text:span><text:span text:style-name="T2">signal to the parent. Because the termination of a child is an asynchronous eventit can happen at any time while the parent is runningthis signal is the asynchronous notification from the kernel to the parent. The parent can choose to ignore this signal, or it can provide a function that is called when the signal occurs: a signal handler. The default action for this signal is to be ignored. For now, we need to be aware that a process that calls </text:span><text:span text:style-name="Teletype"><text:span text:style-name="T4">wait </text:span></text:span><text:span text:style-name="T2">or </text:span><text:span text:style-name="Teletype"><text:span text:style-name="T4">waitpid </text:span></text:span><text:span text:style-name="T2">can</text:span></text:p>
            <text:list xml:id="list892766041" text:style-name="L1">
              <text:list-item>
                <text:p text:style-name="P21">Block, if all of its children are still running</text:p>
              </text:list-item>
              <text:list-item>
                <text:p text:style-name="P21">Return immediately with the termination status of a child, if a child has terminated and is waiting for its termination status to be fetched</text:p>
              </text:list-item>
              <text:list-item>
                <text:p text:style-name="P21">Return immediately with an error, if it doesn't have any child processes</text:p>
              </text:list-item>
            </text:list>
            <text:p text:style-name="P1"><text:span text:style-name="T2">If the process is calling </text:span><text:span text:style-name="Teletype"><text:span text:style-name="T4">wait </text:span></text:span><text:span text:style-name="T2">because it received the </text:span><text:span text:style-name="Teletype"><text:span text:style-name="T4">SIGCHLD </text:span></text:span><text:span text:style-name="T2">signal, we expect </text:span><text:span text:style-name="Teletype"><text:span text:style-name="T4">wait </text:span></text:span><text:span text:style-name="T2">to return immediately. But if we call it at any random point in time, it can block.</text:span></text:p>
          </table:table-cell>
        </table:table-row>
      </table:table>
      <text:p text:style-name="P7"/>
      <text:p text:style-name="P7">#include &lt;sys/wait.h&gt; </text:p>
      <text:p text:style-name="P6"><text:span text:style-name="T8">pid_t wait(int *</text:span><text:span text:style-name="T6">statloc</text:span><text:span text:style-name="T8">); </text:span></text:p>
      <text:p text:style-name="P6"><text:span text:style-name="T8">pid_t waitpid(pid_t </text:span><text:span text:style-name="T6">pid</text:span><text:span text:style-name="T8">, int *</text:span><text:span text:style-name="T6">statloc</text:span><text:span text:style-name="T8">, int </text:span><text:span text:style-name="T6">options</text:span><text:span text:style-name="T8">);</text:span><text:line-break/></text:p>
      <text:p text:style-name="P9">The differences between these two functions are as follows.</text:p>
      <text:list xml:id="list3202747898" text:style-name="L2">
        <text:list-item>
          <text:p text:style-name="P19"><text:span text:style-name="T10">The </text:span><text:span text:style-name="Teletype"><text:span text:style-name="T9">wait </text:span></text:span><text:span text:style-name="T10">function can block the caller until a child process terminates, whereas </text:span><text:span text:style-name="Teletype"><text:span text:style-name="T9">waitpid </text:span></text:span><text:span text:style-name="T10">has an option that prevents it from blocking.</text:span></text:p>
        </text:list-item>
        <text:list-item>
          <text:p text:style-name="P19"><text:span text:style-name="T10">The </text:span><text:span text:style-name="Teletype"><text:span text:style-name="T9">waitpid </text:span></text:span><text:span text:style-name="T10">function doesn't wait for the child that terminates first; it has a number of options that control which process it waits for.</text:span></text:p>
        </text:list-item>
      </text:list>
      <text:p text:style-name="P13"><text:span text:style-name="T10">If a child has already terminated and is a zombie, </text:span><text:span text:style-name="Teletype"><text:span text:style-name="T9">wait </text:span></text:span><text:span text:style-name="T10">returns immediately with that child's status. Otherwise, it blocks the caller until a child terminates. </text:span></text:p>
      <text:p text:style-name="P13"><text:span text:style-name="T10">If the caller blocks and has multiple children, </text:span><text:span text:style-name="Teletype"><text:span text:style-name="T9">wait </text:span></text:span><text:span text:style-name="T10">returns when one terminates. We can always tell which child terminated, because the process ID is returned by the function.</text:span></text:p>
      <text:p text:style-name="P8"><text:bookmark text:name="idd1e54972"/><text:bookmark text:name="idd1e54977"/><text:bookmark text:name="idd1e54982"/><text:bookmark text:name="idd1e54985"/><text:bookmark text:name="idd1e54990"/><text:bookmark text:name="idd1e54995"/><text:bookmark text:name="idd1e55000"/><text:bookmark text:name="idd1e55005"/><text:bookmark text:name="idd1e55010"/><text:bookmark text:name="idd1e55015"/><text:bookmark text:name="idd1e55020"/><text:bookmark text:name="idd1e55025"/><text:bookmark text:name="idd1e55030"/>For both functions, the argument <text:span text:style-name="T25">statloc </text:span>is a pointer to an integer. If this argument is not a null pointer, the termination status of the terminated process is stored in the location pointed to by the argument. If we don't care about the termination status, we simply pass a null pointer as this argument.</text:p>
      <text:p text:style-name="P10"><text:span text:style-name="T10">Traditionally, the integer status that these two functions return has been defined by the implementation, with certain bits indicating the exit status (for a normal return), other bits indicating the signal number (for an abnormal </text:span><text:soft-page-break/><text:span text:style-name="T10">return), one bit to indicate whether a core file was generated, and so on. POSIX.1 specifies that the termination status is to be looked at using various macros that are defined in </text:span><text:span text:style-name="Teletype"><text:span text:style-name="T9">&lt;sys/wait.h&gt;</text:span></text:span><text:span text:style-name="T10">. Four mutually exclusive macros tell us how the process terminated, and they all begin with </text:span><text:span text:style-name="Teletype"><text:span text:style-name="T9">WIF</text:span></text:span><text:span text:style-name="T10">. Based on which of these four macros is true, other macros are used to obtain the exit status, signal number, and the lik</text:span></text:p>
      <text:p text:style-name="P11"><text:span text:style-name="T10">As we mentioned, if we have more than one child, </text:span><text:span text:style-name="Teletype"><text:span text:style-name="T9">wait</text:span></text:span><text:span text:style-name="T10"> returns on termination of any of the children. What if we want to wait for a specific process to terminate (assuming we know which process ID we want to wait for)? In older versions of the UNIX System, we would have to call </text:span><text:span text:style-name="Teletype"><text:span text:style-name="T9">wait</text:span></text:span><text:span text:style-name="T10"> and compare the returned process ID with the one we're interested in. If the terminated process wasn't the one we wanted, we would have to save the process ID and termination status and call </text:span><text:span text:style-name="Teletype"><text:span text:style-name="T9">wait</text:span></text:span><text:span text:style-name="T10"> again. We would need to continue doing this until the desired process terminated. The next time we wanted to wait for a specific process, we would go through the list of already terminated processes to see whether we had already waited for it, and if not, call </text:span><text:span text:style-name="Teletype"><text:span text:style-name="T9">wait</text:span></text:span><text:span text:style-name="T10"> </text:span><text:bookmark text:name="idd1e55232"/><text:bookmark text:name="idd1e55237"/><text:span text:style-name="T10">again. What we need is a function that waits for a specific process. This functionality (and more) is provided by the POSIX.1 </text:span><text:span text:style-name="Teletype"><text:span text:style-name="T9">waitpid</text:span></text:span><text:span text:style-name="T10"> function.</text:span></text:p>
      <text:p text:style-name="P10"><text:span text:style-name="T10">The interpretation of the </text:span><text:span text:style-name="T11">pid</text:span><text:span text:style-name="T10"> argument for </text:span><text:span text:style-name="Teletype"><text:span text:style-name="T9">waitpid</text:span></text:span><text:span text:style-name="T10"> depends on its value:</text:span></text:p>
      <table:table table:name="Table2" table:style-name="Table2">
        <table:table-column table:style-name="Table2.A"/>
        <table:table-column table:style-name="Table2.B"/>
        <table:table-row>
          <table:table-cell table:style-name="Table2.A1" office:value-type="string">
            <text:p text:style-name="P3"><text:span text:style-name="T3">Pid </text:span><text:span text:style-name="Teletype"><text:span text:style-name="T4">== </text:span></text:span><text:span text:style-name="T2">1</text:span></text:p>
          </table:table-cell>
          <table:table-cell table:style-name="Table2.A1" office:value-type="string">
            <text:p text:style-name="P3"><text:span text:style-name="T2">Waits for any child process. In this respect, </text:span><text:span text:style-name="Teletype"><text:span text:style-name="T4">waitpid </text:span></text:span><text:span text:style-name="T2">is equivalent to </text:span><text:span text:style-name="Teletype"><text:span text:style-name="T4">wait</text:span></text:span><text:span text:style-name="T2">.</text:span></text:p>
          </table:table-cell>
        </table:table-row>
        <table:table-row>
          <table:table-cell table:style-name="Table2.A1" office:value-type="string">
            <text:p text:style-name="P3"><text:span text:style-name="T3">Pid </text:span><text:span text:style-name="Teletype"><text:span text:style-name="T4">&gt; </text:span></text:span><text:span text:style-name="T2">0</text:span></text:p>
          </table:table-cell>
          <table:table-cell table:style-name="Table2.A1" office:value-type="string">
            <text:p text:style-name="P2">Waits for the child whose process ID equals <text:span text:style-name="T25">pid</text:span>.</text:p>
          </table:table-cell>
        </table:table-row>
        <table:table-row>
          <table:table-cell table:style-name="Table2.A1" office:value-type="string">
            <text:p text:style-name="P3"><text:span text:style-name="T3">Pid </text:span><text:span text:style-name="Teletype"><text:span text:style-name="T4">== </text:span></text:span><text:span text:style-name="T2">0</text:span></text:p>
          </table:table-cell>
          <table:table-cell table:style-name="Table2.A1" office:value-type="string">
            <text:p text:style-name="P3"><text:span text:style-name="T2">Waits for any child whose process group ID equals that of the calling process. (We discuss process groups in </text:span><text:a xlink:type="simple" xlink:href="http://poincare.matf.bg.ac.rs/~ivana/courses/ps/sistemi_knjige/pomocno/apue/APUE/0201433079/ch09lev1sec4.html#ch09lev1sec4" text:style-name="Internet_20_link" text:visited-style-name="Visited_20_Internet_20_Link"><text:span text:style-name="T7">Section 9.4</text:span></text:a><text:span text:style-name="T2">.)</text:span></text:p>
          </table:table-cell>
        </table:table-row>
        <table:table-row>
          <table:table-cell table:style-name="Table2.A1" office:value-type="string">
            <text:p text:style-name="P3"><text:span text:style-name="T3">Pid </text:span><text:span text:style-name="Teletype"><text:span text:style-name="T4">&lt; -</text:span></text:span><text:span text:style-name="T2">1</text:span></text:p>
          </table:table-cell>
          <table:table-cell table:style-name="Table2.A1" office:value-type="string">
            <text:p text:style-name="P2">Waits for any child whose process group ID equals the absolute value of <text:span text:style-name="T25">pid</text:span>.</text:p>
          </table:table-cell>
        </table:table-row>
      </table:table>
      <text:p text:style-name="P16"/>
      <text:p text:style-name="P12"><text:bookmark text:name="idd1e55361"/><text:bookmark text:name="idd1e55366"/><text:bookmark text:name="idd1e55371"/><text:bookmark text:name="idd1e55376"/><text:bookmark text:name="idd1e55381"/><text:bookmark text:name="idd1e55384"/><text:bookmark text:name="idd1e55351"/><text:bookmark text:name="idd1e55356"/><text:span text:style-name="T10">The </text:span><text:span text:style-name="Teletype"><text:span text:style-name="T9">waitpid </text:span></text:span><text:span text:style-name="T10">function returns the process ID of the child that terminated and stores the child's termination status in the memory location pointed to by </text:span><text:span text:style-name="T11">statloc</text:span><text:span text:style-name="T10">. </text:span></text:p>
      <text:p text:style-name="P12"><text:span text:style-name="T10">With </text:span><text:span text:style-name="Teletype"><text:span text:style-name="T9">wait</text:span></text:span><text:span text:style-name="T10">, the only real error is if the calling process has no children. (Another error return is possible, in case the function call is interrupted by a signal. We'll discuss this in </text:span><text:a xlink:type="simple" xlink:href="http://poincare.matf.bg.ac.rs/~ivana/courses/ps/sistemi_knjige/pomocno/apue/APUE/0201433079/ch10.html#ch10" text:style-name="Internet_20_link" text:visited-style-name="Visited_20_Internet_20_Link"><text:span text:style-name="T12">Chapter 10</text:span></text:a><text:span text:style-name="T10">.)</text:span></text:p>
      <text:p text:style-name="P12"><text:span text:style-name="T10"><text:s/>With </text:span><text:span text:style-name="Teletype"><text:span text:style-name="T9">waitpid</text:span></text:span><text:span text:style-name="T10">, however, it's also possible to get an error if the specified process or process group does not exist or is not a child of the calling process.</text:span></text:p>
      <text:p text:style-name="P8"><text:soft-page-break/></text:p>
      <table:table table:name="Table3" table:style-name="Table3">
        <table:table-column table:style-name="Table3.A"/>
        <table:table-row>
          <table:table-cell office:value-type="string">
            <text:h text:style-name="P18" text:outline-level="3"><text:bookmark text:name="ch09lev1sec4"/>9.4. Process Groups</text:h>
            <text:p text:style-name="P1"><text:bookmark text:name="idd1e64009"/><text:bookmark text:name="idd1e64014"/><text:bookmark text:name="idd1e64021"/><text:bookmark text:name="idd1e64026"/><text:bookmark text:name="idd1e64033"/><text:bookmark text:name="idd1e64038"/><text:bookmark text:name="idd1e64041"/><text:bookmark text:name="idd1e64046"/><text:bookmark text:name="idd1e64051"/><text:bookmark text:name="idd1e64056"/><text:bookmark text:name="idd1e64063"/><text:bookmark text:name="idd1e64068"/><text:bookmark text:name="idd1e64071"/><text:span text:style-name="T2">In addition to having a process ID, each process also belongs to a process group. We'll encounter process groups again when we discuss signals in </text:span><text:a xlink:type="simple" xlink:href="http://poincare.matf.bg.ac.rs/~ivana/courses/ps/sistemi_knjige/pomocno/apue/APUE/0201433079/ch10.html#ch10" text:style-name="Internet_20_link" text:visited-style-name="Visited_20_Internet_20_Link"><text:span text:style-name="T7">Chapter 10</text:span></text:a><text:span text:style-name="T2">.</text:span></text:p>
            <text:p text:style-name="P1"><text:span text:style-name="T2">A process group is a collection of one or more processes, usually associated with the same job (job control is discussed in </text:span><text:a xlink:type="simple" xlink:href="http://poincare.matf.bg.ac.rs/~ivana/courses/ps/sistemi_knjige/pomocno/apue/APUE/0201433079/ch09lev1sec8.html#ch09lev1sec8" text:style-name="Internet_20_link" text:visited-style-name="Visited_20_Internet_20_Link"><text:span text:style-name="T7">Section 9.8</text:span></text:a><text:span text:style-name="T2">), that can receive signals from the same terminal. Each process group has a unique process group ID. Process group IDs are similar to process IDs: they are positive integers and can be stored in a </text:span><text:span text:style-name="Teletype"><text:span text:style-name="T4">pid_t</text:span></text:span><text:span text:style-name="T2"> data type. The function </text:span><text:span text:style-name="Teletype"><text:span text:style-name="T4">getpgrp</text:span></text:span><text:span text:style-name="T2"> returns the process group ID of the calling process.</text:span></text:p>
          </table:table-cell>
        </table:table-row>
      </table:table>
      <text:p text:style-name="P8"/>
      <text:p text:style-name="P8"/>
      <text:p text:style-name="P17"><text:span text:style-name="T27">Zombie Process:</text:span><text:span text:style-name="T26"><text:line-break/></text:span><text:span text:style-name="T13">A process which has finished the execution but still has entry in the process table to report to its parent process is known as a zombie process. A child process always first becomes a zombie before being removed from the process table. The parent process reads the exit status of the child process which reaps off the child process entry from the process table.</text:span></text:p>
      <text:p text:style-name="P5"><text:span text:style-name="Source_20_Text"><text:span text:style-name="T18">#include &lt;stdlib.h&gt;</text:span></text:span></text:p>
      <text:p text:style-name="P14"><text:span text:style-name="Source_20_Text"><text:span text:style-name="T19">#include &lt;sys/types.h&gt;</text:span></text:span></text:p>
      <text:p text:style-name="P14"><text:span text:style-name="Source_20_Text"><text:span text:style-name="T19">#include &lt;unistd.h&gt;</text:span></text:span></text:p>
      <text:p text:style-name="P14"><text:span text:style-name="Source_20_Text"><text:span text:style-name="T20">int</text:span></text:span><text:span text:style-name="T15"> </text:span><text:span text:style-name="Source_20_Text"><text:span text:style-name="T15">main()</text:span></text:span></text:p>
      <text:p text:style-name="P14"><text:span text:style-name="Source_20_Text"><text:span text:style-name="T15">{</text:span></text:span></text:p>
      <text:p text:style-name="P14"><text:span text:style-name="Source_20_Text"><text:span text:style-name="T16">    </text:span></text:span><text:span text:style-name="Source_20_Text"><text:span text:style-name="T21">// Fork returns process id</text:span></text:span></text:p>
      <text:p text:style-name="P14"><text:span text:style-name="Source_20_Text"><text:span text:style-name="T16">    </text:span></text:span><text:span text:style-name="Source_20_Text"><text:span text:style-name="T21">// in parent process</text:span></text:span></text:p>
      <text:p text:style-name="P14"><text:span text:style-name="Source_20_Text"><text:span text:style-name="T16">    </text:span></text:span><text:span text:style-name="Source_20_Text"><text:span text:style-name="T15">pid_t child_pid = fork();</text:span></text:span></text:p>
      <text:p text:style-name="P15"> </text:p>
      <text:p text:style-name="P14"><text:span text:style-name="Source_20_Text"><text:span text:style-name="T16">    </text:span></text:span><text:span text:style-name="Source_20_Text"><text:span text:style-name="T21">// Parent process </text:span></text:span></text:p>
      <text:p text:style-name="P14"><text:span text:style-name="Source_20_Text"><text:span text:style-name="T16">    </text:span></text:span><text:span text:style-name="Source_20_Text"><text:span text:style-name="T22">if</text:span></text:span><text:span text:style-name="T15"> </text:span><text:span text:style-name="Source_20_Text"><text:span text:style-name="T15">(child_pid &gt; 0)</text:span></text:span></text:p>
      <text:p text:style-name="P14"><text:span text:style-name="Source_20_Text"><text:span text:style-name="T16">        </text:span></text:span><text:span text:style-name="Source_20_Text"><text:span text:style-name="T15">sleep(50);</text:span></text:span></text:p>
      <text:p text:style-name="P15"> </text:p>
      <text:p text:style-name="P14"><text:span text:style-name="Source_20_Text"><text:span text:style-name="T16">    </text:span></text:span><text:span text:style-name="Source_20_Text"><text:span text:style-name="T21">// Child process</text:span></text:span></text:p>
      <text:p text:style-name="P14"><text:span text:style-name="Source_20_Text"><text:span text:style-name="T16">    </text:span></text:span><text:span text:style-name="Source_20_Text"><text:span text:style-name="T22">else</text:span></text:span><text:span text:style-name="T15">       </text:span></text:p>
      <text:p text:style-name="P14"><text:span text:style-name="Source_20_Text"><text:span text:style-name="T16">        </text:span></text:span><text:span text:style-name="Source_20_Text"><text:span text:style-name="T23">exit</text:span></text:span><text:span text:style-name="Source_20_Text"><text:span text:style-name="T15">(0);</text:span></text:span></text:p>
      <text:p text:style-name="P15"> </text:p>
      <text:p text:style-name="P14"><text:span text:style-name="Source_20_Text"><text:span text:style-name="T16">    </text:span></text:span><text:span text:style-name="Source_20_Text"><text:span text:style-name="T22">return</text:span></text:span><text:span text:style-name="T15"> </text:span><text:span text:style-name="Source_20_Text"><text:span text:style-name="T15">0;</text:span></text:span></text:p>
      <text:p text:style-name="P14"><text:span text:style-name="Source_20_Text"><text:span text:style-name="T15">}</text:span></text:span></text:p>
      <text:p text:style-name="P20"/>
      <text:p text:style-name="P17"><text:span text:style-name="T14">In the following code, the child finishes its execution using exit() system call while the parent sleeps for 50 seconds, hence doesn’t call </text:span><text:a xlink:type="simple" xlink:href="https://en.wikipedia.org/wiki/Wait_%28system_call%29" text:style-name="Internet_20_link" text:visited-style-name="Visited_20_Internet_20_Link"><text:span text:style-name="T24">wait()</text:span></text:a><text:span text:style-name="T17"> </text:span><text:span text:style-name="T14">and the child process’s entry still exists in the process 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dale Mono" svg:font-family="'Andale Mono', 'Courier New', Courier, monospace"/>
    <style:font-face style:name="Arial" svg:font-family="Arial, Helvetica, sans-serif"/>
    <style:font-face style:name="Consolas" svg:font-family="Consolas, 'Bitstream Vera Sans Mono', 'Courier New', Courier, monospace"/>
    <style:font-face style:name="Lohit Devanagari1" svg:font-family="'Lohit Devanagari'"/>
    <style:font-face style:name="Open Sans" svg:font-family="'Open Sans', Helvetica, Arial, Verdana, sans-serif"/>
    <style:font-face style:name="Times New Roman" svg:font-family="'Times New Roman', Times, serif"/>
    <style:font-face style:name="Verdana" svg:font-family="Verdana, Arial, Helvetic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1:44:02.439262984</meta:creation-date>
    <dc:date>2018-01-28T20:34:52.739440881</dc:date>
    <meta:editing-duration>PT20M54S</meta:editing-duration>
    <meta:editing-cycles>3</meta:editing-cycles>
    <meta:generator>LibreOffice/5.4.2.2$Linux_X86_64 LibreOffice_project/40m0$Build-2</meta:generator>
    <meta:document-statistic meta:table-count="3" meta:image-count="0" meta:object-count="0" meta:page-count="3" meta:paragraph-count="53" meta:word-count="1048" meta:character-count="6060" meta:non-whitespace-character-count="5002"/>
  </office:meta>
</office:document-meta>
</file>